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Part Nmb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CW080522K0FKEA</text:p>
          </table:table-cell>
          <table:table-cell table:style-name="ce4" office:value-type="string" calcext:value-type="string">
            <text:p><text:a xlink:href="https://nl.farnell.com/vishay/crcw080522k0fkea/res-22k-1-0-125w-0805-thick-film/dp/1469896?st=CRCW080522K0FKEA" xlink:type="simple">1469896</text:a></text:p>
          </table:table-cell>
          <table:table-cell office:value-type="string" calcext:value-type="string">
            <text:p>smd resisi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MCWR08X8201FTL</text:p>
          </table:table-cell>
          <table:table-cell office:value-type="string" calcext:value-type="string">
            <text:p><text:a xlink:href="https://nl.farnell.com/multicomp/mcwr08x8201ftl/res-8k2-1-0-125w-thick-film/dp/2447732" xlink:type="simple">2447732</text:a></text:p>
          </table:table-cell>
          <table:table-cell office:value-type="string" calcext:value-type="string">
            <text:p>smd resisi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12061K50FKEAHP</text:p>
          </table:table-cell>
          <table:table-cell office:value-type="string" calcext:value-type="string">
            <text:p><text:span text:style-name="T1"><text:a xlink:href="http://www.farnell.com/datasheets/2618455.pdf" xlink:type="simple">1739015</text:a></text:span></text:p>
          </table:table-cell>
          <table:table-cell table:style-name="ce6" office:value-type="string" calcext:value-type="string">
            <text:p>smd resisi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C920YC5-TR</text:p>
          </table:table-cell>
          <table:table-cell office:value-type="string" calcext:value-type="string">
            <text:p><text:a xlink:href="https://nl.farnell.com/microchip/mic920yc5-tr/opamp-80mhz-40-to-85deg-c/dp/2920854" xlink:type="simple">2920854</text:a></text:p>
          </table:table-cell>
          <table:table-cell office:value-type="string" calcext:value-type="string">
            <text:p>operational amplifi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PW 34 BS-Z </text:p>
          </table:table-cell>
          <table:table-cell table:style-name="ce4" office:value-type="string" calcext:value-type="string">
            <text:p><text:a xlink:href="http://www.farnell.com/datasheets/2711553.pdf" xlink:type="simple">2981619RL</text:a></text:p>
          </table:table-cell>
          <table:table-cell office:value-type="string" calcext:value-type="string">
            <text:p>photodiod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8055C105KAT2A</text:p>
          </table:table-cell>
          <table:table-cell table:style-name="ce4" office:value-type="string" calcext:value-type="string">
            <text:p><text:a xlink:href="http://www.farnell.com/datasheets/2237835.pdf" xlink:type="simple">2094043</text:a></text:p>
          </table:table-cell>
          <table:table-cell office:value-type="string" calcext:value-type="string">
            <text:p>1 µF 2012 cap buffer, not sure if 2 are needed copied from previous boa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0805B104K101CT</text:p>
          </table:table-cell>
          <table:table-cell office:value-type="string" calcext:value-type="string">
            <text:p><text:a xlink:href="https://nl.farnell.com/multicomp/mc0805b104k101ct/cap-0-1-f-100v-10-x7r-0805/dp/2320821?st=MC0805B104K101CT" xlink:type="simple">2320821</text:a></text:p>
          </table:table-cell>
          <table:table-cell office:value-type="string" calcext:value-type="string">
            <text:p>0.1 µF 2012 cap buff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7:29:54.641000000</meta:creation-date>
    <dc:date>2019-07-17T19:00:05.414000000</dc:date>
    <meta:editing-duration>PT29M7S</meta:editing-duration>
    <meta:editing-cycles>4</meta:editing-cycles>
    <meta:generator>LibreOffice/6.1.4.2$Windows_X86_64 LibreOffice_project/9d0f32d1f0b509096fd65e0d4bec26ddd1938fd3</meta:generator>
    <meta:document-statistic meta:table-count="1" meta:cell-count="41" meta:object-count="0"/>
  </office:meta>
</office:document-meta>
</file>